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4d1b5" officeooo:paragraph-rsid="0024d1b5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font-size="14pt" officeooo:paragraph-rsid="0029364c" style:font-size-asian="14pt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9364c" officeooo:paragraph-rsid="0029364c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9364c" officeooo:paragraph-rsid="002ad3ea" style:font-size-asian="8pt" style:font-size-complex="8pt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23e6d9"/>
    </style:style>
    <style:style style:name="T3" style:family="text">
      <style:text-properties fo:language="ru" fo:country="RU" officeooo:rsid="00202156"/>
    </style:style>
    <style:style style:name="T4" style:family="text">
      <style:text-properties fo:language="ru" fo:country="RU" officeooo:rsid="0029364c"/>
    </style:style>
    <style:style style:name="T5" style:family="text">
      <style:text-properties fo:color="#000000" fo:language="ru" fo:country="RU" officeooo:rsid="00202156"/>
    </style:style>
    <style:style style:name="T6" style:family="text">
      <style:text-properties officeooo:rsid="0023e6d9"/>
    </style:style>
    <style:style style:name="T7" style:family="text">
      <style:text-properties fo:font-size="12pt" officeooo:rsid="0023e6d9"/>
    </style:style>
    <style:style style:name="T8" style:family="text">
      <style:text-properties fo:font-size="12pt" officeooo:rsid="0029364c"/>
    </style:style>
    <style:style style:name="T9" style:family="text">
      <style:text-properties officeooo:rsid="0027c7a1"/>
    </style:style>
    <style:style style:name="T10" style:family="text">
      <style:text-properties officeooo:rsid="0029364c"/>
    </style:style>
    <style:style style:name="T11" style:family="text">
      <style:text-properties officeooo:rsid="002ad3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2">Операционные системы</text:span>»</text:p>
      <text:p text:style-name="P7">ПО ЛАБОРАТОРНОЙ РАБОТЕ №<text:span text:style-name="T4">3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преподаватель кафедры ПМиИ _____________________ <text:span text:style-name="T6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6">3</text:span></text:p>
      <text:p text:style-name="P11"><text:soft-page-break/>Задание</text:p>
      <text:p text:style-name="P16"><text:span text:style-name="T7">6 Реализовать задачу об обедающих философах, используя алгоритм Питресона</text:span><text:span text:style-name="T8">.</text:span></text:p>
      <text:p text:style-name="P13"/>
      <text:p text:style-name="P15"><text:span text:style-name="T3">Фрагменты ли</text:span><text:span text:style-name="T5">стинг</text:span><text:span text:style-name="T3">а</text:span></text:p>
      <text:p text:style-name="P19"><text:span text:style-name="T11">#include &lt;cstdlib&gt;</text:span></text:p>
      <text:p text:style-name="P19"><text:span text:style-name="T11">#include &lt;iostream&gt;</text:span></text:p>
      <text:p text:style-name="P19"><text:span text:style-name="T11">#include &lt;pthread.h&gt;</text:span></text:p>
      <text:p text:style-name="P19"><text:span text:style-name="T11">#include &lt;cmath&gt;</text:span></text:p>
      <text:p text:style-name="P19"><text:span text:style-name="T11">#include &lt;unistd.h&gt;</text:span></text:p>
      <text:p text:style-name="P19"><text:span text:style-name="T11">#include &lt;time.h&gt;</text:span></text:p>
      <text:p text:style-name="P19"><text:span text:style-name="T11"/></text:p>
      <text:p text:style-name="P19"><text:span text:style-name="T11">using namespace std;</text:span></text:p>
      <text:p text:style-name="P19"><text:span text:style-name="T11"/></text:p>
      <text:p text:style-name="P19"><text:span text:style-name="T11">//[consts]</text:span></text:p>
      <text:p text:style-name="P19"><text:span text:style-name="T11">const int cntPhil = 5;</text:span></text:p>
      <text:p text:style-name="P19"><text:span text:style-name="T11">//end [consts]</text:span></text:p>
      <text:p text:style-name="P19"><text:span text:style-name="T11"/></text:p>
      <text:p text:style-name="P19"><text:span text:style-name="T11">int mod(int a, int m) {</text:span></text:p>
      <text:p text:style-name="P19"><text:span text:style-name="T11"><text:s text:c="4"/>return a &gt;= 0 ? a % m : (a % m + m) % m;</text:span></text:p>
      <text:p text:style-name="P19"><text:span text:style-name="T11">}</text:span></text:p>
      <text:p text:style-name="P19"><text:span text:style-name="T11">timespec tsleep;</text:span></text:p>
      <text:p text:style-name="P19"><text:span text:style-name="T11"/></text:p>
      <text:p text:style-name="P19"><text:span text:style-name="T11">class DinningPhilosophers {</text:span></text:p>
      <text:p text:style-name="P19"><text:span text:style-name="T11">private:</text:span></text:p>
      <text:p text:style-name="P19"><text:span text:style-name="T11"><text:s text:c="4"/>int *fork; // who is using. -1 if no one</text:span></text:p>
      <text:p text:style-name="P19"><text:span text:style-name="T11"><text:s text:c="4"/>int *phil; //0 -- want eat, 1 -- want sleep.</text:span></text:p>
      <text:p text:style-name="P19"><text:span text:style-name="T11"><text:s text:c="4"/>int *isDinning;</text:span></text:p>
      <text:p text:style-name="P19"><text:span text:style-name="T11"><text:s text:c="4"/>int *cntDinned;</text:span></text:p>
      <text:p text:style-name="P19"><text:span text:style-name="T11"><text:s text:c="4"/>int maxPhil;</text:span></text:p>
      <text:p text:style-name="P19"><text:span text:style-name="T11"><text:s text:c="4"/>int outputBlock;</text:span></text:p>
      <text:p text:style-name="P19"><text:span text:style-name="T11">public:</text:span></text:p>
      <text:p text:style-name="P19"><text:span text:style-name="T11"><text:s text:c="4"/>DinningPhilosophers(int number) {</text:span></text:p>
      <text:p text:style-name="P19"><text:span text:style-name="T11"><text:s text:c="8"/>fork = new int[number];</text:span></text:p>
      <text:p text:style-name="P19"><text:span text:style-name="T11"><text:s text:c="8"/>phil = new int[number];</text:span></text:p>
      <text:p text:style-name="P19"><text:span text:style-name="T11"><text:s text:c="8"/>isDinning = new int[number];</text:span></text:p>
      <text:p text:style-name="P19"><text:span text:style-name="T11"><text:s text:c="8"/>cntDinned = new int[number];</text:span></text:p>
      <text:p text:style-name="P19"><text:span text:style-name="T11"><text:s text:c="8"/>for (int i = 0; i &lt; number; ++i) {</text:span></text:p>
      <text:p text:style-name="P19"><text:span text:style-name="T11"><text:s text:c="12"/>fork[i] = i;</text:span></text:p>
      <text:p text:style-name="P19"><text:span text:style-name="T11"><text:s text:c="12"/>phil[i] = -1;</text:span></text:p>
      <text:p text:style-name="P19"><text:span text:style-name="T11"><text:s text:c="12"/>isDinning[i] = 0;</text:span></text:p>
      <text:p text:style-name="P19"><text:span text:style-name="T11"><text:s text:c="12"/>cntDinned[i] = 0;</text:span></text:p>
      <text:p text:style-name="P19"><text:span text:style-name="T11"><text:s text:c="8"/>}</text:span></text:p>
      <text:p text:style-name="P19"><text:span text:style-name="T11"><text:s text:c="8"/>maxPhil = number;</text:span></text:p>
      <text:p text:style-name="P19"><text:span text:style-name="T11"><text:s text:c="8"/>outputBlock = 0;</text:span></text:p>
      <text:p text:style-name="P19"><text:span text:style-name="T11"><text:s text:c="4"/>}</text:span></text:p>
      <text:p text:style-name="P19"><text:span text:style-name="T11"><text:s text:c="4"/>DinningPhilosophers() {</text:span></text:p>
      <text:p text:style-name="P19"><text:span text:style-name="T11"><text:s text:c="8"/>DinningPhilosophers(0);</text:span></text:p>
      <text:p text:style-name="P19"><text:span text:style-name="T11"><text:s text:c="4"/>}</text:span></text:p>
      <text:p text:style-name="P19"><text:span text:style-name="T11"><text:s text:c="4"/>~DinningPhilosophers() {</text:span></text:p>
      <text:p text:style-name="P19"><text:span text:style-name="T11"><text:s text:c="8"/>delete[] fork;</text:span></text:p>
      <text:p text:style-name="P19"><text:span text:style-name="T11"><text:s text:c="8"/>delete[] isDinning;</text:span></text:p>
      <text:p text:style-name="P19"><text:span text:style-name="T11"><text:s text:c="8"/>delete[] phil;</text:span></text:p>
      <text:p text:style-name="P19"><text:span text:style-name="T11"><text:s text:c="8"/>delete[] cntDinned;</text:span></text:p>
      <text:p text:style-name="P19"><text:span text:style-name="T11"><text:s text:c="4"/>}</text:span></text:p>
      <text:p text:style-name="P19"><text:span text:style-name="T11"><text:s text:c="4"/>void main(int numPhil) {</text:span></text:p>
      <text:p text:style-name="P19"><text:span text:style-name="T11"><text:s text:c="8"/>while(1){</text:span></text:p>
      <text:p text:style-name="P19"><text:span text:style-name="T11"><text:s text:c="8"/>int t = maxPhil;</text:span></text:p>
      <text:p text:style-name="P19"><text:span text:style-name="T11"><text:s text:c="8"/>asm(</text:span></text:p>
      <text:p text:style-name="P19"><text:span text:style-name="T11"><text:s text:c="8"/>"xor %%rdi, %%rdi\n\t" //rdi = 0</text:span></text:p>
      <text:p text:style-name="P19"><text:span text:style-name="T11"><text:s text:c="8"/>"mov %[n], %%edi\n\t" <text:s/>// rdi = n</text:span></text:p>
      <text:p text:style-name="P19"><text:span text:style-name="T11"><text:s text:c="8"/>"mov %[p], %%r14\n\t"</text:span></text:p>
      <text:p text:style-name="P19"><text:span text:style-name="T11"><text:s text:c="8"/>"mov %[f], %%r15\n\t"</text:span></text:p>
      <text:p text:style-name="P19"><text:span text:style-name="T11"><text:s text:c="8"/>"mov %[isD], %%r10\n\t" //is</text:span></text:p>
      <text:p text:style-name="P19"><text:span text:style-name="T11"><text:s text:c="8"/>"mov %[cnt], %%r11\n\t" //cnt</text:span></text:p>
      <text:p text:style-name="P19"><text:span text:style-name="T11"><text:s text:c="8"/>"mov %%rdi, %%rcx\n\t" // rcx - left</text:span></text:p>
      <text:p text:style-name="P19"><text:span text:style-name="T11"><text:s text:c="8"/>"mov %%rdi, %%rdx\n\t" // rdx - right</text:span></text:p>
      <text:p text:style-name="P19"><text:span text:style-name="T11"><text:s text:c="8"/>"xor %%eax, %%eax\n\t"</text:span></text:p>
      <text:p text:style-name="P19"><text:span text:style-name="T11"><text:s text:c="8"/>"mov %[m], %%eax\n\t"</text:span></text:p>
      <text:p text:style-name="P19"><text:span text:style-name="T11"><text:s text:c="8"/>"sub $1, %%eax\n\t" <text:s text:c="4"/>//eax = max-1</text:span></text:p>
      <text:p text:style-name="P19"><text:span text:style-name="T11"><text:s text:c="8"/>"xor %%rbx, %%rbx\n\t" //rbx <text:s/>= 0</text:span></text:p>
      <text:p text:style-name="P19"><text:span text:style-name="T11"><text:s text:c="8"/>"cmp %%rcx, %%rbx\n\t" //cmp to 0</text:span></text:p>
      <text:p text:style-name="P19"><text:span text:style-name="T11"><text:s text:c="8"/>"jne m1\n\t" <text:s text:c="9"/>//</text:span></text:p>
      <text:p text:style-name="P19"><text:span text:style-name="T11"><text:s text:c="8"/>"mov %%rax, %%rcx\n\t" // cur == 0 =&gt; cur = max-1</text:span></text:p>
      <text:p text:style-name="P19"><text:span text:style-name="T11"><text:s text:c="8"/>"jmp m11\n\t" <text:s text:c="8"/>//exit</text:span></text:p>
      <text:p text:style-name="P19"><text:span text:style-name="T11"><text:s text:c="8"/>"m1: "</text:span></text:p>
      <text:p text:style-name="P19"><text:span text:style-name="T11"><text:s text:c="8"/>"dec %%rcx\n\t" // else</text:span></text:p>
      <text:p text:style-name="P19"><text:span text:style-name="T11"><text:s text:c="8"/></text:span></text:p>
      <text:p text:style-name="P19"><text:span text:style-name="T11"><text:s text:c="8"/>"m11: \n\t"</text:span></text:p>
      <text:p text:style-name="P19"><text:span text:style-name="T11"><text:s text:c="8"/>"cmp %%rdx, %%rax\n\t"</text:span></text:p>
      <text:p text:style-name="P19"><text:span text:style-name="T11"><text:s text:c="8"/>"jne m2\n\t"</text:span></text:p>
      <text:p text:style-name="P19"><text:span text:style-name="T11"><text:s text:c="8"/>"mov %%rbx, %%rdx\n\t"</text:span></text:p>
      <text:p text:style-name="P19"><text:span text:style-name="T11"><text:s text:c="8"/>"jmp m22\n\t"</text:span></text:p>
      <text:p text:style-name="P19"><text:soft-page-break/><text:span text:style-name="T11"><text:s text:c="8"/>"m2: "</text:span></text:p>
      <text:p text:style-name="P19"><text:span text:style-name="T11"><text:s text:c="8"/>"inc %%rdx\n\t" <text:s/>//end data reading</text:span></text:p>
      <text:p text:style-name="P19"><text:span text:style-name="T11"><text:s text:c="8"/></text:span></text:p>
      <text:p text:style-name="P19"><text:span text:style-name="T11"><text:s text:c="8"/>"m22: \n\t"</text:span></text:p>
      <text:p text:style-name="P19"><text:span text:style-name="T11"><text:s text:c="8"/>"inc %%ebx\n\t"</text:span></text:p>
      <text:p text:style-name="P19"><text:span text:style-name="T11"><text:s text:c="8"/>"mov %%ebx, (%%r14, %%rdi, 4)\n\t"</text:span></text:p>
      <text:p text:style-name="P19"><text:span text:style-name="T11"><text:s text:c="8"/>"dec %%ebx \n\t"</text:span></text:p>
      <text:p text:style-name="P19"><text:span text:style-name="T11"><text:s text:c="8"/></text:span></text:p>
      <text:p text:style-name="P19"><text:span text:style-name="T11"><text:s text:c="8"/>"mov %%ecx, (%%r15, %%rdi, 4)\n\t"</text:span></text:p>
      <text:p text:style-name="P19"><text:span text:style-name="T11"><text:s text:c="8"/>"mov %%edx, (%%r15, %%rdx, 4)\n\t"</text:span></text:p>
      <text:p text:style-name="P19"><text:span text:style-name="T11"><text:s text:c="8"/>"xor %%rsi, %%rsi\n\t"</text:span></text:p>
      <text:p text:style-name="P19"><text:span text:style-name="T11"><text:s text:c="8"/></text:span></text:p>
      <text:p text:style-name="P19"><text:span text:style-name="T11"><text:s text:c="8"/>"mainCycle: \n\t"</text:span></text:p>
      <text:p text:style-name="P19"><text:span text:style-name="T11"><text:s text:c="8"/>"mov (%%r15, %%rdi, 4), %%esi\n\t"</text:span></text:p>
      <text:p text:style-name="P19"><text:span text:style-name="T11"><text:s text:c="8"/>"cmp %%esi, %%ecx\n\t"</text:span></text:p>
      <text:p text:style-name="P19"><text:span text:style-name="T11"><text:s text:c="8"/>"jne step2\n\t"</text:span></text:p>
      <text:p text:style-name="P19"><text:span text:style-name="T11"><text:s text:c="8"/>"mov (%%r14, %%rcx, 4), %%esi\n\t"</text:span></text:p>
      <text:p text:style-name="P19"><text:span text:style-name="T11"><text:s text:c="8"/>"cmp %%esi, %%ebx\n\t"</text:span></text:p>
      <text:p text:style-name="P19"><text:span text:style-name="T11"><text:s text:c="8"/>"je step2\n\t"</text:span></text:p>
      <text:p text:style-name="P19"><text:span text:style-name="T11"><text:s text:c="8"/>"jmp mainCycle\n\t"</text:span></text:p>
      <text:p text:style-name="P19"><text:span text:style-name="T11"><text:s text:c="8"/></text:span></text:p>
      <text:p text:style-name="P19"><text:span text:style-name="T11"><text:s text:c="8"/>"step2:\n\t"</text:span></text:p>
      <text:p text:style-name="P19"><text:span text:style-name="T11"><text:s text:c="8"/>"mov (%%r15, %%rdx, 4), %%esi\n\t"</text:span></text:p>
      <text:p text:style-name="P19"><text:span text:style-name="T11"><text:s text:c="8"/>"cmp %%esi, %%edx\n\t"</text:span></text:p>
      <text:p text:style-name="P19"><text:span text:style-name="T11"><text:s text:c="8"/>"jne crit\n\t"</text:span></text:p>
      <text:p text:style-name="P19"><text:span text:style-name="T11"><text:s text:c="8"/>"mov (%%r14, %%rdx, 4), %%esi\n\t"</text:span></text:p>
      <text:p text:style-name="P19"><text:span text:style-name="T11"><text:s text:c="8"/>"cmp %%esi, %%ebx\n\t"</text:span></text:p>
      <text:p text:style-name="P19"><text:span text:style-name="T11"><text:s text:c="8"/>"je crit\n\t"</text:span></text:p>
      <text:p text:style-name="P19"><text:span text:style-name="T11"><text:s text:c="8"/>"jmp mainCycle\n\t"</text:span></text:p>
      <text:p text:style-name="P19"><text:span text:style-name="T11"><text:s text:c="8"/></text:span></text:p>
      <text:p text:style-name="P19"><text:span text:style-name="T11"><text:s text:c="8"/>"crit:\n\t"</text:span></text:p>
      <text:p text:style-name="P19"><text:span text:style-name="T11"><text:s text:c="8"/>"inc %%ebx\n\t"</text:span></text:p>
      <text:p text:style-name="P19"><text:span text:style-name="T11"><text:s text:c="8"/>"mov %%ebx, (%%r10, %%rdi, 4)\n\t"</text:span></text:p>
      <text:p text:style-name="P19"><text:span text:style-name="T11"><text:s text:c="8"/>"add %%ebx, (%%r11, %%rdi, 4)\n\t"</text:span></text:p>
      <text:p text:style-name="P19"><text:span text:style-name="T11"><text:s text:c="8"/>"dec %%ebx\n\t"</text:span></text:p>
      <text:p text:style-name="P19"><text:span text:style-name="T11"><text:s text:c="8"/>:</text:span></text:p>
      <text:p text:style-name="P19"><text:span text:style-name="T11"><text:s text:c="7"/><text:tab/> :[n]"m"(numPhil),[m]"m"(t),[f]"m"(fork), [p]"m"(phil), [isD]"m"(isDinning), [cnt]"m"(cntDinned) </text:span></text:p>
      <text:p text:style-name="P19"><text:span text:style-name="T11"><text:s text:c="8"/>);</text:span></text:p>
      <text:p text:style-name="P19"><text:span text:style-name="T11"><text:s text:c="8"/>//writing out</text:span></text:p>
      <text:p text:style-name="P19"><text:span text:style-name="T11"><text:s text:c="8"/>while (outputBlock)</text:span></text:p>
      <text:p text:style-name="P19"><text:span text:style-name="T11"><text:s text:c="13"/>nanosleep(&amp;tsleep, &amp;tsleep); </text:span></text:p>
      <text:p text:style-name="P19"><text:span text:style-name="T11"><text:s text:c="8"/>outputBlock = 1;</text:span></text:p>
      <text:p text:style-name="P19"><text:span text:style-name="T11"><text:s text:c="8"/>for (int i = 0; i &lt; maxPhil; ++i)</text:span></text:p>
      <text:p text:style-name="P19"><text:span text:style-name="T11"><text:s text:c="12"/>cout &lt;&lt;" " &lt;&lt; isDinning[i];</text:span></text:p>
      <text:p text:style-name="P19"><text:span text:style-name="T11"><text:s text:c="8"/>cout &lt;&lt; "\n";</text:span></text:p>
      <text:p text:style-name="P19"><text:span text:style-name="T11"><text:s text:c="8"/>outputBlock = 0;</text:span></text:p>
      <text:p text:style-name="P19"><text:span text:style-name="T11"><text:s text:c="8"/>//eating</text:span></text:p>
      <text:p text:style-name="P19"><text:span text:style-name="T11"><text:s text:c="8"/>nanosleep(&amp;tsleep, &amp;tsleep);nanosleep(&amp;tsleep, &amp;tsleep);nanosleep(&amp;tsleep, &amp;tsleep);</text:span></text:p>
      <text:p text:style-name="P19"><text:span text:style-name="T11"><text:s text:c="8"/>//free resources</text:span></text:p>
      <text:p text:style-name="P19"><text:span text:style-name="T11"><text:s text:c="8"/>isDinning[numPhil] = 0;</text:span></text:p>
      <text:p text:style-name="P19"><text:span text:style-name="T11"><text:s text:c="8"/>phil[numPhil] = 0;</text:span></text:p>
      <text:p text:style-name="P19"><text:span text:style-name="T11"><text:s text:c="4"/>}</text:span></text:p>
      <text:p text:style-name="P19"><text:span text:style-name="T11"><text:s text:c="4"/>}</text:span></text:p>
      <text:p text:style-name="P19"><text:span text:style-name="T11">} dp;</text:span></text:p>
      <text:p text:style-name="P19"><text:span text:style-name="T11"/></text:p>
      <text:p text:style-name="P19"><text:span text:style-name="T11">void* enterTable(void* index) {</text:span></text:p>
      <text:p text:style-name="P19"><text:span text:style-name="T11"><text:s text:c="4"/>dp.main(*((int*) index));</text:span></text:p>
      <text:p text:style-name="P19"><text:span text:style-name="T11">}</text:span></text:p>
      <text:p text:style-name="P19"><text:span text:style-name="T11">int main(int argc, char** argv) {</text:span></text:p>
      <text:p text:style-name="P19"><text:span text:style-name="T11"><text:s text:c="4"/>srand(time(0));</text:span></text:p>
      <text:p text:style-name="P19"><text:span text:style-name="T11"><text:s text:c="4"/>tsleep.tv_nsec = 200;</text:span></text:p>
      <text:p text:style-name="P19"><text:span text:style-name="T11"><text:s text:c="4"/>dp = DinningPhilosophers(cntPhil);</text:span></text:p>
      <text:p text:style-name="P19"><text:span text:style-name="T11"><text:s text:c="4"/>pthread_t *philThreads = new pthread_t[cntPhil];</text:span></text:p>
      <text:p text:style-name="P19"><text:span text:style-name="T11"><text:s text:c="4"/>int *numPhil = new int[cntPhil];</text:span></text:p>
      <text:p text:style-name="P19"><text:span text:style-name="T11"/></text:p>
      <text:p text:style-name="P19"><text:span text:style-name="T11"><text:s text:c="4"/>for (int it = 0; it &lt; cntPhil; ++it) {</text:span></text:p>
      <text:p text:style-name="P19"><text:span text:style-name="T11"><text:s text:c="8"/>numPhil[it] = it;</text:span></text:p>
      <text:p text:style-name="P19"><text:span text:style-name="T11"><text:s text:c="8"/>pthread_create(&amp;philThreads[it], 0, enterTable, (void*) &amp;numPhil[it]);</text:span></text:p>
      <text:p text:style-name="P19"><text:span text:style-name="T11"><text:s text:c="8"/>//cout &lt;&lt; *((int*)((void*)&amp;numPhil[it])) &lt;&lt; endl;</text:span></text:p>
      <text:p text:style-name="P19"><text:span text:style-name="T11"><text:s text:c="4"/>}</text:span></text:p>
      <text:p text:style-name="P19"><text:span text:style-name="T11"><text:s text:c="4"/>timespec a, b;</text:span></text:p>
      <text:p text:style-name="P19"><text:span text:style-name="T11"><text:s text:c="4"/>sleep(20);</text:span></text:p>
      <text:p text:style-name="P19"><text:span text:style-name="T11"><text:s text:c="4"/>for (int it = 0; it &lt; cntPhil; ++it) {</text:span></text:p>
      <text:p text:style-name="P19"><text:span text:style-name="T11"><text:s text:c="8"/>pthread_cancel(philThreads[it]);</text:span></text:p>
      <text:p text:style-name="P19"><text:span text:style-name="T11"><text:s text:c="4"/>}</text:span></text:p>
      <text:p text:style-name="P19"><text:span text:style-name="T11"><text:s text:c="4"/>return 0;</text:span></text:p>
      <text:p text:style-name="P19"><text:span text:style-name="T11">}</text:span></text:p>
      <text:p text:style-name="P12">Выводы</text:p>
      <text:p text:style-name="P14">В процессе выполнения данной лабораторной работы были получены и усвоены навыки<text:span text:style-name="T9"> </text:span><text:span text:style-name="T10">работы с потоками в ОС linux, синхронизация потоков методом Питерсон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3-23T11:23:31</dc:date>
    <meta:print-date>2011-11-11T08:42:00</meta:print-date>
    <meta:editing-cycles>56</meta:editing-cycles>
    <meta:editing-duration>PT14H50M9S</meta:editing-duration>
    <meta:generator>LibreOffice/3.6$Linux_X86_64 LibreOffice_project/360m1$Build-2</meta:generator>
    <meta:document-statistic meta:table-count="0" meta:image-count="0" meta:object-count="0" meta:page-count="3" meta:paragraph-count="167" meta:word-count="558" meta:character-count="4776" meta:non-whitespace-character-count="3415"/>
    <meta:user-defined meta:name="Поле 1"/>
    <meta:user-defined meta:name="Поле 2"/>
    <meta:user-defined meta:name="Поле 3"/>
    <meta:user-defined meta:name="Поле 4"/>
  </office:meta>
</office:document-meta>
</file>